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epitition Distribution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190">
            <text:p>1619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735">
            <text:p>1573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36">
            <text:p>1583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765">
            <text:p>1576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25">
            <text:p>1602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779">
            <text:p>1577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758">
            <text:p>1575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863">
            <text:p>158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838">
            <text:p>1583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75">
            <text:p>1587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913">
            <text:p>1591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816">
            <text:p>1581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220">
            <text:p>1622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912">
            <text:p>1591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986">
            <text:p>1598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83">
            <text:p>1578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36">
            <text:p>1603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900">
            <text:p>1590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088">
            <text:p>1608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973">
            <text:p>1597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895">
            <text:p>1589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835">
            <text:p>1583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984">
            <text:p>15984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962">
            <text:p>1596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004">
            <text:p>1600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829">
            <text:p>1582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876">
            <text:p>15876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930">
            <text:p>1593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832">
            <text:p>1583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938">
            <text:p>1593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911">
            <text:p>1591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124">
            <text:p>1612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016">
            <text:p>1601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065">
            <text:p>16065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059">
            <text:p>16059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704">
            <text:p>15704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045">
            <text:p>16045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739">
            <text:p>15739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91">
            <text:p>1589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041">
            <text:p>1604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60">
            <text:p>1606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827">
            <text:p>15827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036">
            <text:p>1603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947">
            <text:p>15947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960">
            <text:p>15960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827">
            <text:p>15827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985">
            <text:p>1598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320">
            <text:p>1632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5988">
            <text:p>15988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721">
            <text:p>15721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781">
            <text:p>15781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947">
            <text:p>15947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066">
            <text:p>16066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969">
            <text:p>15969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795">
            <text:p>15795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895">
            <text:p>15895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792">
            <text:p>15792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854">
            <text:p>15854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992">
            <text:p>15992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930">
            <text:p>15930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080">
            <text:p>1608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833">
            <text:p>15833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158">
            <text:p>1615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030">
            <text:p>16030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5839">
            <text:p>15839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6090">
            <text:p>1609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884">
            <text:p>15884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5889">
            <text:p>15889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6109">
            <text:p>16109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929">
            <text:p>1592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981">
            <text:p>15981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911">
            <text:p>15911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941">
            <text:p>15941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036">
            <text:p>16036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910">
            <text:p>1591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723">
            <text:p>15723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6060">
            <text:p>16060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871">
            <text:p>1587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143">
            <text:p>16143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008">
            <text:p>16008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096">
            <text:p>16096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5843">
            <text:p>15843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008">
            <text:p>16008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5928">
            <text:p>15928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5963">
            <text:p>15963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903">
            <text:p>15903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045">
            <text:p>16045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091">
            <text:p>1609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5964">
            <text:p>1596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234">
            <text:p>1623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838">
            <text:p>15838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5878">
            <text:p>15878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5933">
            <text:p>1593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176">
            <text:p>16176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847">
            <text:p>15847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782">
            <text:p>15782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740">
            <text:p>15740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028">
            <text:p>16028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817">
            <text:p>15817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040">
            <text:p>1604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943">
            <text:p>15943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5813">
            <text:p>15813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121">
            <text:p>1612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886">
            <text:p>15886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934">
            <text:p>15934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5936">
            <text:p>15936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5878">
            <text:p>15878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5874">
            <text:p>15874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101">
            <text:p>16101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862">
            <text:p>15862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5973">
            <text:p>15973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6025">
            <text:p>16025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5867">
            <text:p>15867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5909">
            <text:p>15909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180">
            <text:p>1618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057">
            <text:p>16057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5959">
            <text:p>15959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805">
            <text:p>15805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5854">
            <text:p>15854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5824">
            <text:p>15824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741">
            <text:p>15741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855">
            <text:p>15855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867">
            <text:p>15867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5835">
            <text:p>15835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758">
            <text:p>15758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783">
            <text:p>15783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781">
            <text:p>15781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5748">
            <text:p>15748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722">
            <text:p>15722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5958">
            <text:p>15958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5851">
            <text:p>15851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053">
            <text:p>16053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066">
            <text:p>16066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6096">
            <text:p>16096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932">
            <text:p>15932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853">
            <text:p>15853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849">
            <text:p>15849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5981">
            <text:p>15981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5952">
            <text:p>15952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721">
            <text:p>15721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6022">
            <text:p>16022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044">
            <text:p>16044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6048">
            <text:p>16048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115">
            <text:p>16115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6232">
            <text:p>16232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158">
            <text:p>16158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909">
            <text:p>15909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836">
            <text:p>15836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995">
            <text:p>15995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6025">
            <text:p>16025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929">
            <text:p>15929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6036">
            <text:p>16036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764">
            <text:p>15764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819">
            <text:p>15819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820">
            <text:p>15820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969">
            <text:p>15969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6114">
            <text:p>16114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494">
            <text:p>15494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131">
            <text:p>16131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948">
            <text:p>15948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011">
            <text:p>16011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889">
            <text:p>15889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999">
            <text:p>15999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840">
            <text:p>15840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980">
            <text:p>15980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954">
            <text:p>15954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5979">
            <text:p>15979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985">
            <text:p>15985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074">
            <text:p>16074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825">
            <text:p>15825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5917">
            <text:p>15917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5690">
            <text:p>15690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5941">
            <text:p>15941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6011">
            <text:p>16011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5869">
            <text:p>15869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001">
            <text:p>16001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929">
            <text:p>15929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746">
            <text:p>15746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6046">
            <text:p>16046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6202">
            <text:p>16202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957">
            <text:p>15957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5978">
            <text:p>15978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6114">
            <text:p>16114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872">
            <text:p>15872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5994">
            <text:p>15994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6035">
            <text:p>16035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5974">
            <text:p>15974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770">
            <text:p>15770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6158">
            <text:p>16158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6032">
            <text:p>16032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5976">
            <text:p>15976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814">
            <text:p>15814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5942">
            <text:p>15942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6082">
            <text:p>16082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6004">
            <text:p>16004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679">
            <text:p>15679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6012">
            <text:p>16012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5670">
            <text:p>15670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6029">
            <text:p>16029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6024">
            <text:p>16024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991">
            <text:p>15991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5938">
            <text:p>15938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6053">
            <text:p>16053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5899">
            <text:p>15899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5789">
            <text:p>15789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6003">
            <text:p>16003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5925">
            <text:p>15925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5787">
            <text:p>15787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6013">
            <text:p>16013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5864">
            <text:p>15864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5978">
            <text:p>15978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5603">
            <text:p>15603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836">
            <text:p>15836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6017">
            <text:p>16017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5814">
            <text:p>15814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5943">
            <text:p>15943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5953">
            <text:p>15953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5643">
            <text:p>15643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5886">
            <text:p>15886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5966">
            <text:p>15966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6086">
            <text:p>16086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5890">
            <text:p>15890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5839">
            <text:p>15839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5988">
            <text:p>15988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5821">
            <text:p>15821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026">
            <text:p>16026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5914">
            <text:p>15914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5911">
            <text:p>15911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5966">
            <text:p>15966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5962">
            <text:p>15962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6207">
            <text:p>16207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5985">
            <text:p>15985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5838">
            <text:p>15838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5843">
            <text:p>15843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5767">
            <text:p>15767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5656">
            <text:p>15656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6021">
            <text:p>16021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879">
            <text:p>15879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6082">
            <text:p>16082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5774">
            <text:p>15774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134">
            <text:p>16134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981">
            <text:p>15981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6025">
            <text:p>16025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5993">
            <text:p>15993</text:p>
          </table:table-cell>
          <table:table-cell table:number-columns-repeated="2"/>
          <table:table-cell>
            <draw:frame table:end-cell-address="Ark1.R273" table:end-x="0.09cm" table:end-y="0.107cm" draw:z-index="0" draw:style-name="gr1" svg:width="27.789cm" svg:height="12.333cm" svg:x="1.657cm" svg:y="0.42cm">
              <draw:object draw:notify-on-update-of-ranges="Ark1.A2:Ark1.A257 Ark1.B2:Ark1.B2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5829">
            <text:p>15829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5780">
            <text:p>15780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6050">
            <text:p>16050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5922">
            <text:p>15922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5793">
            <text:p>15793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5967">
            <text:p>15967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5683">
            <text:p>15683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955">
            <text:p>15955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6106">
            <text:p>16106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5915">
            <text:p>15915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5628">
            <text:p>15628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5742">
            <text:p>15742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float" office:value="4078716">
            <text:p>4078716</text:p>
          </table:table-cell>
          <table:table-cell table:number-columns-repeated="3"/>
        </table:table-row>
        <table:table-row table:style-name="ro1">
          <table:table-cell office:value-type="string">
            <text:p>time</text:p>
          </table:table-cell>
          <table:table-cell office:value-type="float" office:value="227566892">
            <text:p>227566892</text:p>
          </table:table-cell>
          <table:table-cell table:number-columns-repeated="3"/>
        </table:table-row>
        <table:table-row table:style-name="ro1">
          <table:table-cell/>
          <table:table-cell table:formula="of:=1000000000" office:value-type="float" office:value="1000000000">
            <text:p>1000000000</text:p>
          </table:table-cell>
          <table:table-cell table:number-columns-repeated="3"/>
        </table:table-row>
        <table:table-row table:style-name="ro1">
          <table:table-cell/>
          <table:table-cell table:formula="of:=[.B258]/([.B260]/256)" office:value-type="float" office:value="1.044151296">
            <text:p>1,04415129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-10-2012</text:date>, <text:time>16:02:4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8T16:02:47.20</dc:date>
    <meta:document-statistic meta:table-count="1" meta:cell-count="519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9cm" svg:height="12.334cm" xlink:href=".." xlink:type="simple" chart:class="chart:bar" chart:style-name="ch1">
        <chart:legend chart:legend-position="end" svg:x="25.393cm" svg:y="5.859cm" chart:style-name="ch2"/>
        <chart:plot-area chart:style-name="ch3" table:cell-range-address="Ark1.A2:Ark1.B257" chart:data-source-has-labels="column" svg:x="1.005cm" svg:y="1.119cm" svg:width="23.278cm" svg:height="10.549cm">
          <chartooo:coordinate-region svg:x="2.182cm" svg:y="1.332cm" svg:width="22.101cm" svg:height="9.239cm"/>
          <chart:axis chart:dimension="x" chart:name="primary-x" chart:style-name="ch4">
            <chart:categories table:cell-range-address="Ark1.A2:Ark1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1.B2:Ark1.B257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Ark1.A2:Ark1.A257</svg:desc>
                </draw:g>
              </table:table-cell>
              <table:table-cell office:value-type="float" office:value="16190">
                <text:p>16190</text:p>
                <draw:g>
                  <svg:desc>Ark1.B2:Ark1.B25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5735">
                <text:p>157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36">
                <text:p>15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65">
                <text:p>15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25">
                <text:p>16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79">
                <text:p>15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58">
                <text:p>15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63">
                <text:p>15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38">
                <text:p>15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75">
                <text:p>15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13">
                <text:p>15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16">
                <text:p>15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20">
                <text:p>162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12">
                <text:p>15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86">
                <text:p>15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83">
                <text:p>15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88">
                <text:p>16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73">
                <text:p>15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95">
                <text:p>15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35">
                <text:p>158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84">
                <text:p>15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04">
                <text:p>16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29">
                <text:p>15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76">
                <text:p>15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30">
                <text:p>159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32">
                <text:p>15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38">
                <text:p>15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11">
                <text:p>15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24">
                <text:p>16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16">
                <text:p>16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65">
                <text:p>16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59">
                <text:p>16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45">
                <text:p>16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39">
                <text:p>157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91">
                <text:p>158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41">
                <text:p>16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47">
                <text:p>15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60">
                <text:p>159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85">
                <text:p>15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988">
                <text:p>15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21">
                <text:p>157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81">
                <text:p>15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947">
                <text:p>15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66">
                <text:p>160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69">
                <text:p>15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95">
                <text:p>157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895">
                <text:p>158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92">
                <text:p>15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854">
                <text:p>158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992">
                <text:p>15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30">
                <text:p>159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80">
                <text:p>160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833">
                <text:p>15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58">
                <text:p>16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39">
                <text:p>158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090">
                <text:p>160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84">
                <text:p>15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889">
                <text:p>15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109">
                <text:p>16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911">
                <text:p>159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41">
                <text:p>15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910">
                <text:p>159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23">
                <text:p>15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871">
                <text:p>15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143">
                <text:p>16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8">
                <text:p>16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96">
                <text:p>160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43">
                <text:p>158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08">
                <text:p>16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928">
                <text:p>15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963">
                <text:p>15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903">
                <text:p>159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045">
                <text:p>16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091">
                <text:p>160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964">
                <text:p>15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34">
                <text:p>16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838">
                <text:p>158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78">
                <text:p>15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933">
                <text:p>159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176">
                <text:p>161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47">
                <text:p>158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82">
                <text:p>157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40">
                <text:p>157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28">
                <text:p>16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817">
                <text:p>158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040">
                <text:p>160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43">
                <text:p>159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13">
                <text:p>158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121">
                <text:p>16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886">
                <text:p>15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936">
                <text:p>15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78">
                <text:p>158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874">
                <text:p>158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101">
                <text:p>161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62">
                <text:p>158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973">
                <text:p>159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25">
                <text:p>160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867">
                <text:p>158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909">
                <text:p>159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180">
                <text:p>16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959">
                <text:p>15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805">
                <text:p>158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854">
                <text:p>158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824">
                <text:p>158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41">
                <text:p>15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55">
                <text:p>158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867">
                <text:p>158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835">
                <text:p>158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58">
                <text:p>15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83">
                <text:p>157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81">
                <text:p>157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22">
                <text:p>157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958">
                <text:p>159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51">
                <text:p>158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053">
                <text:p>160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066">
                <text:p>160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096">
                <text:p>16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853">
                <text:p>158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849">
                <text:p>158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21">
                <text:p>157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022">
                <text:p>16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044">
                <text:p>160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48">
                <text:p>16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115">
                <text:p>16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158">
                <text:p>161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909">
                <text:p>159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836">
                <text:p>15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995">
                <text:p>15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25">
                <text:p>16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64">
                <text:p>15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819">
                <text:p>158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20">
                <text:p>158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69">
                <text:p>159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114">
                <text:p>16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94">
                <text:p>154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31">
                <text:p>161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48">
                <text:p>159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11">
                <text:p>160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889">
                <text:p>15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999">
                <text:p>15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980">
                <text:p>159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954">
                <text:p>159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979">
                <text:p>15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985">
                <text:p>159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074">
                <text:p>16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25">
                <text:p>158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917">
                <text:p>159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690">
                <text:p>1569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941">
                <text:p>159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11">
                <text:p>160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869">
                <text:p>158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001">
                <text:p>16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046">
                <text:p>160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202">
                <text:p>162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957">
                <text:p>159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978">
                <text:p>159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114">
                <text:p>161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994">
                <text:p>159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035">
                <text:p>160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974">
                <text:p>159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70">
                <text:p>157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58">
                <text:p>161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032">
                <text:p>160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814">
                <text:p>158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42">
                <text:p>159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082">
                <text:p>160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004">
                <text:p>160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679">
                <text:p>15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012">
                <text:p>160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670">
                <text:p>156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024">
                <text:p>160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991">
                <text:p>15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938">
                <text:p>159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053">
                <text:p>160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899">
                <text:p>158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89">
                <text:p>157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003">
                <text:p>160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25">
                <text:p>159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787">
                <text:p>157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013">
                <text:p>16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864">
                <text:p>15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978">
                <text:p>159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603">
                <text:p>156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836">
                <text:p>158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017">
                <text:p>160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814">
                <text:p>158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943">
                <text:p>159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953">
                <text:p>159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643">
                <text:p>156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886">
                <text:p>15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966">
                <text:p>159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086">
                <text:p>160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890">
                <text:p>158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839">
                <text:p>158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988">
                <text:p>159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821">
                <text:p>158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026">
                <text:p>160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14">
                <text:p>159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911">
                <text:p>159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966">
                <text:p>159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207">
                <text:p>162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985">
                <text:p>159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838">
                <text:p>158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843">
                <text:p>158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767">
                <text:p>157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656">
                <text:p>156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021">
                <text:p>16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879">
                <text:p>158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082">
                <text:p>160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74">
                <text:p>157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134">
                <text:p>161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25">
                <text:p>160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993">
                <text:p>159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829">
                <text:p>158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80">
                <text:p>157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050">
                <text:p>160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922">
                <text:p>159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967">
                <text:p>159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683">
                <text:p>156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955">
                <text:p>159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106">
                <text:p>161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915">
                <text:p>159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628">
                <text:p>156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42">
                <text:p>15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